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OP LIN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hanges tack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formula="of:=[.A4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byn tables VONC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table:formula="of:=[.A7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byn doesn’t table VONC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5"/>
          <table:table-cell table:formula="of:=[.A10]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HANGES TO BACKSTO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 agrees to change tack</text:p>
          </table:table-cell>
          <table:table-cell table:number-columns-repeated="9"/>
        </table:table-row>
        <table:table-row table:style-name="ro1">
          <table:table-cell table:formula="of:=[.G4]"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14]*[.B14]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n’t agree</text:p>
          </table:table-cell>
          <table:table-cell table:number-columns-repeated="9"/>
        </table:table-row>
        <table:table-row table:style-name="ro1">
          <table:table-cell table:formula="of:=[.G4]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7]*[.B17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Votes deal with original backstop</text:p>
          </table:table-cell>
          <table:table-cell table:number-columns-repeated="9"/>
        </table:table-row>
        <table:table-row table:style-name="ro1">
          <table:table-cell table:formula="of:=[.G14]" office:value-type="float" office:value="0.045" calcext:value-type="float">
            <text:p>0.04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20]*[.B20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Rejects deal with original backstop</text:p>
          </table:table-cell>
          <table:table-cell table:number-columns-repeated="9"/>
        </table:table-row>
        <table:table-row table:style-name="ro1">
          <table:table-cell table:formula="of:=[.G14]" office:value-type="float" office:value="0.045" calcext:value-type="float">
            <text:p>0.045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23]*[.B23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9"/>
        </table:table-row>
        <table:table-row table:style-name="ro1">
          <table:table-cell table:formula="of:=[.G17]" office:value-type="float" office:value="0.005" calcext:value-type="float">
            <text:p>0.005</text:p>
          </table:table-cell>
          <table:table-cell table:number-columns-repeated="5"/>
          <table:table-cell table:formula="of:=[.A2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formula="of:=[.G23]" office:value-type="float" office:value="0.027" calcext:value-type="float">
            <text:p>0.027</text:p>
          </table:table-cell>
          <table:table-cell table:number-columns-repeated="5"/>
          <table:table-cell table:formula="of:=[.A27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table:formula="of:=SUM([.G26:.G27])"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Rou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32]*[.B32]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]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35]*[.B35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 Rou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 Centist</text:p>
          </table:table-cell>
          <table:table-cell table:number-columns-repeated="9"/>
        </table:table-row>
        <table:table-row table:style-name="ro1">
          <table:table-cell table:formula="of:=[.G32]"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39]*[.B39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t Corbyn</text:p>
          </table:table-cell>
          <table:table-cell table:number-columns-repeated="9"/>
        </table:table-row>
        <table:table-row table:style-name="ro1">
          <table:table-cell table:formula="of:=[.G32]"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2]*[.B42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</text:p>
          </table:table-cell>
          <table:table-cell table:number-columns-repeated="9"/>
        </table:table-row>
        <table:table-row table:style-name="ro1">
          <table:table-cell table:formula="of:=[.G32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5]*[.B45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majority</text:p>
          </table:table-cell>
          <table:table-cell table:number-columns-repeated="9"/>
        </table:table-row>
        <table:table-row table:style-name="ro1">
          <table:table-cell table:formula="of:=[.G32]"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48]*[.B48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ist, referendum</text:p>
          </table:table-cell>
          <table:table-cell table:number-columns-repeated="9"/>
        </table:table-row>
        <table:table-row table:style-name="ro1">
          <table:table-cell table:formula="of:=[.G39]" office:value-type="float" office:value="0.072" calcext:value-type="float">
            <text:p>0.07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51]*[.B51]" office:value-type="float" office:value="0.0144" calcext:value-type="float">
            <text:p>0.01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ist, GE</text:p>
          </table:table-cell>
          <table:table-cell table:number-columns-repeated="9"/>
        </table:table-row>
        <table:table-row table:style-name="ro1">
          <table:table-cell table:formula="of:=[.G39]" office:value-type="float" office:value="0.072" calcext:value-type="float">
            <text:p>0.072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54]*[.B54]" office:value-type="float" office:value="0.0576" calcext:value-type="float">
            <text:p>0.057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GE</text:p>
          </table:table-cell>
          <table:table-cell table:number-columns-repeated="9"/>
        </table:table-row>
        <table:table-row table:style-name="ro1">
          <table:table-cell table:formula="of:=[.G45]" office:value-type="float" office:value="0.036" calcext:value-type="float">
            <text:p>0.03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7]*[.B57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try pass WA</text:p>
          </table:table-cell>
          <table:table-cell table:number-columns-repeated="9"/>
        </table:table-row>
        <table:table-row table:style-name="ro1">
          <table:table-cell table:formula="of:=[.G45]" office:value-type="float" office:value="0.036" calcext:value-type="float">
            <text:p>0.03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60]*[.B60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leads to election accum</text:p>
          </table:table-cell>
          <table:table-cell table:number-columns-repeated="9"/>
        </table:table-row>
        <table:table-row table:style-name="ro1">
          <table:table-cell table:formula="of:=[.G54]" office:value-type="float" office:value="0.0576" calcext:value-type="float">
            <text:p>0.0576</text:p>
          </table:table-cell>
          <table:table-cell table:number-columns-repeated="5"/>
          <table:table-cell table:formula="of:=[.A63]" office:value-type="float" office:value="0.0576" calcext:value-type="float">
            <text:p>0.0576</text:p>
          </table:table-cell>
          <table:table-cell table:number-columns-repeated="3"/>
        </table:table-row>
        <table:table-row table:style-name="ro1">
          <table:table-cell table:formula="of:=[.G42]" office:value-type="float" office:value="0.072" calcext:value-type="float">
            <text:p>0.072</text:p>
          </table:table-cell>
          <table:table-cell table:number-columns-repeated="5"/>
          <table:table-cell table:formula="of:=[.A64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formula="of:=[.G57]" office:value-type="float" office:value="0.018" calcext:value-type="float">
            <text:p>0.018</text:p>
          </table:table-cell>
          <table:table-cell table:number-columns-repeated="5"/>
          <table:table-cell table:formula="of:=[.A65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63:.G65])" office:value-type="float" office:value="0.1476" calcext:value-type="float">
            <text:p>0.147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WA passes</text:p>
          </table:table-cell>
          <table:table-cell table:number-columns-repeated="9"/>
        </table:table-row>
        <table:table-row table:style-name="ro1">
          <table:table-cell table:formula="of:=[.G60]" office:value-type="float" office:value="0.018" calcext:value-type="float">
            <text:p>0.018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 table:formula="of:=[.A69]*[.B69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WA fails</text:p>
          </table:table-cell>
          <table:table-cell table:number-columns-repeated="9"/>
        </table:table-row>
        <table:table-row table:style-name="ro1">
          <table:table-cell table:formula="of:=[.G60]" office:value-type="float" office:value="0.018" calcext:value-type="float">
            <text:p>0.018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 table:formula="of:=[.A72]*[.B72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72]" office:value-type="float" office:value="0.009" calcext:value-type="float">
            <text:p>0.009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" table:formula="of:=[.A75]*[.B75]" office:value-type="float" office:value="0.0018" calcext:value-type="float">
            <text:p>0.0018</text:p>
          </table:table-cell>
          <table:table-cell table:number-columns-repeated="3"/>
        </table:table-row>
        <table:table-row table:style-name="ro1">
          <table:table-cell table:formula="of:=[.G10]"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" table:formula="of:=[.A76]*[.B76]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table:formula="of:=[.G35]"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" table:formula="of:=[.A77]*[.B77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75:.G77])" office:value-type="float" office:value="0.1788" calcext:value-type="float">
            <text:p>0.17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10]"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1" table:formula="of:=[.A81]*[.B81]" office:value-type="float" office:value="0.245" calcext:value-type="float">
            <text:p>0.245</text:p>
          </table:table-cell>
          <table:table-cell table:number-columns-repeated="3"/>
        </table:table-row>
        <table:table-row table:style-name="ro1">
          <table:table-cell table:formula="of:=[.G35]" office:value-type="float" office:value="0.24" calcext:value-type="float">
            <text:p>0.24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1" table:formula="of:=[.A82]*[.B82]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table:formula="of:=[.G72]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83]*[.B83]" office:value-type="float" office:value="0.0072" calcext:value-type="float">
            <text:p>0.007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81:.G83])" office:value-type="float" office:value="0.4202" calcext:value-type="float">
            <text:p>0.420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</text:p>
          </table:table-cell>
          <table:table-cell table:number-columns-repeated="9"/>
        </table:table-row>
        <table:table-row table:style-name="ro1">
          <table:table-cell table:formula="of:=[.G28]" office:value-type="float" office:value="0.032" calcext:value-type="float">
            <text:p>0.032</text:p>
          </table:table-cell>
          <table:table-cell table:number-columns-repeated="5"/>
          <table:table-cell table:formula="of:=[.A87]"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formula="of:=[.G78]" office:value-type="float" office:value="0.1788" calcext:value-type="float">
            <text:p>0.1788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88]*[.B88]" office:value-type="float" office:value="0.14304" calcext:value-type="float">
            <text:p>0.1430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87:.G88])" office:value-type="float" office:value="0.17504" calcext:value-type="float">
            <text:p>0.175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 fails</text:p>
          </table:table-cell>
          <table:table-cell table:number-columns-repeated="9"/>
        </table:table-row>
        <table:table-row table:style-name="ro1">
          <table:table-cell table:formula="of:=[.G89]" office:value-type="float" office:value="0.17504" calcext:value-type="float">
            <text:p>0.1750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" table:formula="of:=[.A92]*[.B92]" office:value-type="float" office:value="0.035008" calcext:value-type="float">
            <text:p>0.03500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 passes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formula="of:=[.G89]" office:value-type="float" office:value="0.17504" calcext:value-type="float">
            <text:p>0.1750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95]*[.B95]" office:value-type="float" office:value="0.140032" calcext:value-type="float">
            <text:p>0.14003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iginal backstop</text:p>
          </table:table-cell>
          <table:table-cell table:number-columns-repeated="8"/>
          <table:table-cell office:value-type="string" calcext:value-type="string">
            <text:p>ROUNDED to 100</text:p>
          </table:table-cell>
        </table:table-row>
        <table:table-row table:style-name="ro1">
          <table:table-cell table:formula="of:=[.G20]" office:value-type="float" office:value="0.018" calcext:value-type="float">
            <text:p>0.018</text:p>
          </table:table-cell>
          <table:table-cell table:number-columns-repeated="5"/>
          <table:table-cell table:formula="of:=[.A99]" office:value-type="float" office:value="0.018" calcext:value-type="float">
            <text:p>0.018</text:p>
          </table:table-cell>
          <table:table-cell table:formula="of:=[.G99]*100" office:value-type="float" office:value="1.8" calcext:value-type="float">
            <text:p>1.8</text:p>
          </table:table-cell>
          <table:table-cell table:style-name="ce3" table:formula="of:=[.H99]" office:value-type="float" office:value="1.8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9"/>
        </table:table-row>
        <table:table-row table:style-name="ro1">
          <table:table-cell table:style-name="ce1" table:formula="of:=[.G66]" office:value-type="float" office:value="0.1476" calcext:value-type="float">
            <text:p>0.1476</text:p>
          </table:table-cell>
          <table:table-cell table:number-columns-repeated="5"/>
          <table:table-cell table:formula="of:=[.A102]" office:value-type="float" office:value="0.1476" calcext:value-type="float">
            <text:p>0.1476</text:p>
          </table:table-cell>
          <table:table-cell table:number-columns-repeated="3"/>
        </table:table-row>
        <table:table-row table:style-name="ro1">
          <table:table-cell table:formula="of:=[.G48]" office:value-type="float" office:value="0.18" calcext:value-type="float">
            <text:p>0.18</text:p>
          </table:table-cell>
          <table:table-cell table:number-columns-repeated="5"/>
          <table:table-cell table:formula="of:=[.A103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formula="of:=[.G95]" office:value-type="float" office:value="0.140032" calcext:value-type="float">
            <text:p>0.140032</text:p>
          </table:table-cell>
          <table:table-cell table:number-columns-repeated="5"/>
          <table:table-cell table:formula="of:=[.A104]" office:value-type="float" office:value="0.140032" calcext:value-type="float">
            <text:p>0.140032</text:p>
          </table:table-cell>
          <table:table-cell table:number-columns-repeated="3"/>
        </table:table-row>
        <table:table-row table:style-name="ro1">
          <table:table-cell table:formula="of:=[.G84]" office:value-type="float" office:value="0.4202" calcext:value-type="float">
            <text:p>0.420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05]*[.B105]" office:value-type="float" office:value="0.12606" calcext:value-type="float">
            <text:p>0.126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02:.G105])" office:value-type="float" office:value="0.593692" calcext:value-type="float">
            <text:p>0.593692</text:p>
          </table:table-cell>
          <table:table-cell table:formula="of:=[.G106]*100" office:value-type="float" office:value="59.3692" calcext:value-type="float">
            <text:p>59.3692</text:p>
          </table:table-cell>
          <table:table-cell table:style-name="ce3" table:formula="of:=[.H106]" office:value-type="float" office:value="59.3692" calcext:value-type="float">
            <text:p>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9"/>
        </table:table-row>
        <table:table-row table:style-name="ro1">
          <table:table-cell table:formula="of:=[.G51]" office:value-type="float" office:value="0.0144" calcext:value-type="float">
            <text:p>0.0144</text:p>
          </table:table-cell>
          <table:table-cell table:number-columns-repeated="5"/>
          <table:table-cell table:formula="of:=[.A109]" office:value-type="float" office:value="0.0144" calcext:value-type="float">
            <text:p>0.0144</text:p>
          </table:table-cell>
          <table:table-cell table:formula="of:=[.G109]*100" office:value-type="float" office:value="1.44" calcext:value-type="float">
            <text:p>1.44</text:p>
          </table:table-cell>
          <table:table-cell table:style-name="ce3" table:formula="of:=[.H109]" office:value-type="float" office:value="1.44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9"/>
        </table:table-row>
        <table:table-row table:style-name="ro1">
          <table:table-cell table:formula="of:=[.G69]" office:value-type="float" office:value="0.009" calcext:value-type="float">
            <text:p>0.009</text:p>
          </table:table-cell>
          <table:table-cell table:number-columns-repeated="5"/>
          <table:table-cell table:formula="of:=[.A112]" office:value-type="float" office:value="0.009" calcext:value-type="float">
            <text:p>0.009</text:p>
          </table:table-cell>
          <table:table-cell table:formula="of:=[.G112]*100" office:value-type="float" office:value="0.9" calcext:value-type="float">
            <text:p>0.9</text:p>
          </table:table-cell>
          <table:table-cell table:style-name="ce3" table:formula="of:=[.H112]" office:value-type="float" office:value="0.9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9"/>
        </table:table-row>
        <table:table-row table:style-name="ro1">
          <table:table-cell table:formula="of:=[.G78]" office:value-type="float" office:value="0.1788" calcext:value-type="float">
            <text:p>0.178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15]*[.B115]" office:value-type="float" office:value="0.03576" calcext:value-type="float">
            <text:p>0.03576</text:p>
          </table:table-cell>
          <table:table-cell table:number-columns-repeated="3"/>
        </table:table-row>
        <table:table-row table:style-name="ro1">
          <table:table-cell table:formula="of:=[.G92]" office:value-type="float" office:value="0.035008" calcext:value-type="float">
            <text:p>0.035008</text:p>
          </table:table-cell>
          <table:table-cell table:number-columns-repeated="5"/>
          <table:table-cell table:formula="of:=[.A116]" office:value-type="float" office:value="0.035008" calcext:value-type="float">
            <text:p>0.035008</text:p>
          </table:table-cell>
          <table:table-cell table:number-columns-repeated="3"/>
        </table:table-row>
        <table:table-row table:style-name="ro1">
          <table:table-cell table:formula="of:=[.G84]" office:value-type="float" office:value="0.4202" calcext:value-type="float">
            <text:p>0.420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17]*[.B117]" office:value-type="float" office:value="0.08404" calcext:value-type="float">
            <text:p>0.0840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15:.G117])" office:value-type="float" office:value="0.154808" calcext:value-type="float">
            <text:p>0.154808</text:p>
          </table:table-cell>
          <table:table-cell table:formula="of:=[.G118]*100" office:value-type="float" office:value="15.4808" calcext:value-type="float">
            <text:p>15.4808</text:p>
          </table:table-cell>
          <table:table-cell table:style-name="ce3" table:formula="of:=[.H118]" office:value-type="float" office:value="15.4808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9"/>
        </table:table-row>
        <table:table-row table:style-name="ro1">
          <table:table-cell table:formula="of:=[.G84]" office:value-type="float" office:value="0.4202" calcext:value-type="float">
            <text:p>0.420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121]*[.B121]" office:value-type="float" office:value="0.2101" calcext:value-type="float">
            <text:p>0.2101</text:p>
          </table:table-cell>
          <table:table-cell table:formula="of:=[.G121]*100" office:value-type="float" office:value="21.01" calcext:value-type="float">
            <text:p>21.01</text:p>
          </table:table-cell>
          <table:table-cell table:style-name="ce3" table:formula="of:=[.H121]" office:value-type="float" office:value="21.01" calcext:value-type="float">
            <text:p>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7"/>
          <table:table-cell table:formula="of:=SUM([.H99:.H121])" office:value-type="float" office:value="100" calcext:value-type="float">
            <text:p>100</text:p>
          </table:table-cell>
          <table:table-cell table:formula="of:=SUM([.I99:.I121])" office:value-type="float" office:value="100" calcext:value-type="float">
            <text:p>100</text:p>
          </table:table-cell>
          <table:table-cell table:formula="of:=SUM([.J99:.J12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2:03:46.861621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8-20T11:43:20.842022709</meta:creation-date>
    <meta:generator>LibreOffice/6.2.0.3$MacOSX_X86_64 LibreOffice_project/98c6a8a1c6c7b144ce3cc729e34964b47ce25d62</meta:generator>
    <dc:date>2019-08-21T13:14:24.405932986</dc:date>
    <dc:creator>Jon Worth</dc:creator>
    <meta:editing-duration>PT3H28M3S</meta:editing-duration>
    <meta:editing-cycles>5</meta:editing-cycles>
    <meta:document-statistic meta:table-count="1" meta:cell-count="185" meta:object-count="0"/>
  </office:meta>
</office:document-meta>
</file>